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414646A77D9009F614.png" manifest:media-type="image/png"/>
  <manifest:file-entry manifest:full-path="Pictures/1000000000000234000002BCB0CAA47D74AA9330.png" manifest:media-type="image/png"/>
  <manifest:file-entry manifest:full-path="Pictures/10000000000001F4000001F4DD911CD619FFB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137cm" fo:min-width="3.469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164cm" svg:height="4.164cm" svg:x="0.603cm" svg:y="7.742cm">
          <draw:image xlink:href="Pictures/10000000000001F4000001F4DD911CD619FFB057.png" xlink:type="simple" xlink:show="embed" xlink:actuate="onLoad" draw:mime-type="image/png">
            <text:p/>
          </draw:image>
        </draw:frame>
        <draw:frame draw:style-name="gr1" draw:text-style-name="P1" draw:layer="layout" svg:width="2.294cm" svg:height="2.847cm" svg:x="10.184cm" svg:y="2.759cm">
          <draw:image xlink:href="Pictures/1000000000000234000002BCB0CAA47D74AA9330.png" xlink:type="simple" xlink:show="embed" xlink:actuate="onLoad" draw:mime-type="image/png">
            <text:p/>
          </draw:image>
        </draw:frame>
        <draw:custom-shape draw:style-name="gr2" draw:text-style-name="P1" draw:layer="layout" svg:width="3.969cm" svg:height="3.387cm" svg:x="8.881cm" svg:y="5.606cm">
          <text:p text:style-name="P1">Rock Pi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728cm" svg:height="3.105cm" svg:x="14.881cm" svg:y="0.879cm">
          <draw:image xlink:href="Pictures/10000000000003E8000003414646A77D9009F6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3T10:03:58.730085587</meta:creation-date>
    <dc:date>2023-02-13T10:31:23.690320251</dc:date>
    <meta:editing-duration>PT6M54S</meta:editing-duration>
    <meta:editing-cycles>2</meta:editing-cycles>
    <meta:generator>LibreOffice/7.3.7.2$Linux_X86_64 LibreOffice_project/30$Build-2</meta:generator>
    <meta:document-statistic meta:object-count="27"/>
  </office:meta>
</office:document-meta>
</file>